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font-size="14pt" fo:language="en" fo:country="US" fo:font-weight="bold" style:font-size-asian="14pt" style:font-weight-asian="bold" style:font-size-complex="14pt"/>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fo:font-weight="bold" style:font-weight-asian="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3pt" fo:language="en" fo:country="US" fo:font-weight="bold" style:font-size-asian="13pt" style:font-weight-asian="bold" style:font-size-complex="13pt"/>
    </style:style>
    <style:style style:name="P8" style:family="paragraph" style:parent-style-name="Standard">
      <style:text-properties fo:font-size="15pt" fo:font-weight="bold" style:font-size-asian="15pt" style:font-weight-asian="bold" style:font-size-complex="15pt"/>
    </style:style>
    <style:style style:name="P9" style:family="paragraph" style:parent-style-name="Standard">
      <style:text-properties fo:font-size="15pt" fo:language="en" fo:country="US" fo:font-weight="bold" style:font-size-asian="15pt" style:font-weight-asian="bold" style:font-size-complex="15pt"/>
    </style:style>
    <style:style style:name="P10" style:family="paragraph" style:parent-style-name="caption">
      <style:paragraph-properties fo:keep-with-next="always"/>
    </style:style>
    <style:style style:name="P11" style:family="paragraph" style:parent-style-name="Standard" style:master-page-name="Standard">
      <style:paragraph-properties fo:margin-left="0in" fo:margin-right="0in" fo:text-align="center" style:justify-single-word="false" fo:text-indent="0.9055in" style:auto-text-indent="false" style:page-number="auto"/>
      <style:text-properties fo:font-size="14pt" fo:language="en" fo:country="US" fo:font-weight="bold" style:font-size-asian="14pt" style:font-weight-asian="bold" style:font-size-complex="14pt"/>
    </style:style>
    <style:style style:name="P12" style:family="paragraph" style:parent-style-name="Standard">
      <style:text-properties fo:font-size="15pt" fo:font-weight="bold" style:font-size-asian="15pt" style:font-weight-asian="bold" style:font-size-complex="15pt"/>
    </style:style>
    <style:style style:name="P13" style:family="paragraph" style:parent-style-name="Standard">
      <style:text-properties fo:language="en" fo:country="US"/>
    </style:style>
    <style:style style:name="P14" style:family="paragraph" style:parent-style-name="Standard">
      <style:text-properties fo:language="en" fo:country="US" fo:font-weight="bold" style:font-weight-asian="bold" style:font-weight-complex="bold"/>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text-properties fo:font-size="13pt" fo:font-weight="bold" style:font-size-asian="11.3500003814697pt" style:font-weight-asian="bold" style:font-size-complex="13pt"/>
    </style:style>
    <style:style style:name="P17" style:family="paragraph" style:parent-style-name="Standard">
      <style:text-properties fo:font-size="11pt" fo:font-weight="normal" style:font-size-asian="9.60000038146973pt" style:font-weight-asian="normal" style:font-size-complex="11pt" style:font-weight-complex="normal"/>
    </style:style>
    <style:style style:name="P18" style:family="paragraph" style:parent-style-name="footnote_20_text" style:master-page-name="Converted1">
      <style:paragraph-properties style:page-number="auto"/>
    </style:style>
    <style:style style:name="P19" style:family="paragraph" style:parent-style-name="footnote_20_text" style:master-page-name="Converted2">
      <style:paragraph-properties style:page-number="auto"/>
      <style:text-properties fo:language="en" fo:country="US"/>
    </style:style>
    <style:style style:name="P20" style:family="paragraph" style:parent-style-name="footnote_20_text" style:master-page-name="Converted3">
      <style:paragraph-properties style:page-number="auto"/>
    </style:style>
    <style:style style:name="P21" style:family="paragraph" style:parent-style-name="footnote_20_text" style:master-page-name="Converted5">
      <style:paragraph-properties style:page-number="auto"/>
    </style:style>
    <style:style style:name="P22" style:family="paragraph" style:parent-style-name="footnote_20_text" style:master-page-name="Converted7">
      <style:paragraph-properties style:page-number="auto"/>
    </style:style>
    <style:style style:name="P23" style:family="paragraph" style:parent-style-name="footnote_20_text" style:master-page-name="Converted8">
      <style:paragraph-properties style:page-number="auto"/>
      <style:text-properties fo:language="en" fo:country="US"/>
    </style:style>
    <style:style style:name="P24" style:family="paragraph" style:parent-style-name="footnote_20_text" style:master-page-name="Converted9">
      <style:paragraph-properties style:page-number="auto"/>
      <style:text-properties fo:language="en" fo:country="US"/>
    </style:style>
    <style:style style:name="P25" style:family="paragraph" style:parent-style-name="footnote_20_text" style:master-page-name="Converted10">
      <style:paragraph-properties style:page-number="auto"/>
      <style:text-properties fo:language="en" fo:country="US"/>
    </style:style>
    <style:style style:name="P26" style:family="paragraph" style:parent-style-name="List_20_Paragraph" style:list-style-name="WWNum2">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3pt" style:font-size-asian="13pt" style:font-size-complex="13pt"/>
    </style:style>
    <style:style style:name="T7" style:family="text">
      <style:text-properties fo:font-size="13pt" fo:language="en" fo:country="US" fo:font-weight="bold" style:font-size-asian="13pt" style:font-weight-asian="bold" style:font-size-complex="13pt"/>
    </style:style>
    <style:style style:name="T8"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text:span text:style-name="T8">“User-Centered Process for Designing and Implementing Interactive Motion Tracking Software”</text:span></text:p>
      <text:p text:style-name="P1"/>
      <text:p text:style-name="P8">Introduction</text:p>
      <text:p text:style-name="P9">Purpose</text:p>
      <text:p text:style-name="P8">Methodology</text:p>
      <text:p text:style-name="P16">Choice of development process</text:p>
      <text:p text:style-name="P16">Working in sprints</text:p>
      <text:p text:style-name="P17">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X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tab/> <text:s/></text:p>
      <text:p text:style-name="P16">Evaluation methods</text:p>
      <text:p text:style-name="P8">Background</text:p>
      <text:p text:style-name="P16">T</text:p>
      <text:p text:style-name="P8">Theoretical framework</text:p>
      <text:p text:style-name="Standard">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text:soft-page-break/>graphical user interface. That the software has a short learning curve is also a feature of a system with high usability.<text:note text:id="ftn1" text:note-class="footnote"><text:note-citation>1</text:note-citation><text:note-body><text:p text:style-name="P18"><text:span text:style-name="T1">Benyon, David, </text:span><text:span text:style-name="T2">”Designing Interactive Systems”, </text:span><text:span text:style-name="T1">s. 84</text:span></text:p></text:note-body></text:note></text:p>
      <text:p text:style-name="Standard">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19">Benyon, D s.89</text:p></text:note-body></text:note></text:p>
      <text:p text:style-name="Standard">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20"><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p text:style-name="P7">Why agile user-centered methods? </text:p>
      <text:p text:style-name="Standard"><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2">The key is in other words rapid and dynamic development which is also in line with what suitable for processes where the end users are involved, user-centered development processes.</text:p>
      <text:p text:style-name="P2"><text:soft-page-break/>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2">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 <text:s text:c="6"/></text:p>
      <text:p text:style-name="P5">Phase 0</text:p>
      <text:p text:style-name="Standard">The initial phase of a user-centered systems design is called phase-0 and contains the overall project description. </text:p>
      <text:p text:style-name="Standard"><text:span text:style-name="T4">Contextual inquiry</text:span> means that the team is performing an analysis of the end-user by observing 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21"><text:span text:style-name="T1">Beyer, Hugh, </text:span><text:span text:style-name="T2">User-Centered Agile Methods</text:span></text:p></text:note-body></text:note></text:span></text:p>
      <text:p text:style-name="Standard"><text:span text:style-name="T5">After the contextual inquiry all notes and data gathered about the user needs to be organized in a logical fashion. The data might be overwhelming though and it can be difficult to structure, therefore an </text:span><text:span text:style-name="T4">interpretation session </text:span><text:span text:style-name="T5">is held. </text:span><text:span text:style-name="T4">Affinity diagrams </text:span><text:span text:style-name="T5">are a way of organzing the data. These diagrams are built bottom up by building small groups of items that have a connection and then iteratively build larger groups of the newly created groups.</text:span><text:span text:style-name="T5"><text:note text:id="ftn5" text:note-class="footnote"><text:note-citation>5</text:note-citation><text:note-body><text:p text:style-name="P21"><text:span text:style-name="T1">Beyer, Hugh, </text:span><text:span text:style-name="T2">User-Centered Agile Methods</text:span></text:p></text:note-body></text:note></text:span></text:p>
      <text:p text:style-name="P4">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21"><text:span text:style-name="T1">Beyer, Hugh, </text:span><text:span text:style-name="T2">User-Centered Agile Methods</text:span></text:p></text:note-body></text:note></text:span></text:p>
      <text:p text:style-name="Standard"><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text:span><text:soft-page-break/><text:span text:style-name="T3">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p text:style-name="P14">Release planning phase and sprints</text:p>
      <text:p text:style-name="P15">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p text:style-name="P6"><text:span text:style-name="T1">After all story cards are created the sprint planning can start, usually a sprint will go on for a few weeks and this includes both implementing and testing. Each sprint will be allocated a certain amount of stories where the number depends of </text:span><text:span text:style-name="T1">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p text:style-name="P7">Usability in the software process</text:p>
      <text:p text:style-name="P2">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2">Usability requirements are..</text:p>
      <text:p text:style-name="P2">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ifacts such <text:soft-page-break/>as use cases or scenarios. These requirements can when the system is finished be used to evaluate the usability of the system and the requirement itself can be validated and see that the actual work flow corresponds to the requirement.</text:p>
      <text:p text:style-name="Standard"><text:span text:style-name="T1">User interface requirements define how the interface should look like and translate into design artefacts such as sketches, navigation models, information architecture and eventually paper prototypes. </text:span><text:note text:id="ftn9" text:note-class="footnote"><text:note-citation>9</text:note-citation><text:note-body><text:p text:style-name="P22"><text:span text:style-name="footnote_20_reference"><text:span text:style-name="T1"><text:s/></text:span></text:span><text:span text:style-name="T1">Zimmerman, D, Grötzbach, L </text:span><text:span text:style-name="T2">”A Requirement Engineering Approach to User Centered Design”</text:span></text:p></text:note-body></text:note><text:span text:style-name="T1"> </text:span></text:p>
      <text:p text:style-name="Standard"><text:span text:style-name="T7">Methods for evaluating usability in software</text:span><text:span text:style-name="T6"> </text:span></text:p>
      <text:p text:style-name="Standard"><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23">Benyon, s.228-232</text:p></text:note-body></text:note></text:p>
      <text:p text:style-name="Standard"><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24">Benyon, s.232</text:p></text:note-body></text:note></text:p>
      <text:p text:style-name="P10"><text:span text:style-name="T1">Table <text:s/>- Guidelines for cooperative evaluation. </text:span><text:note text:id="ftn12" text:note-class="footnote"><text:note-citation>12</text:note-citation><text:note-body><text:p text:style-name="P25">Benyon, s.232-233</text:p></text:note-body></text:note></text:p>
      <table:table table:name="Table1" table:style-name="Table1">
        <table:table-column table:style-name="Table1.A"/>
        <table:table-column table:style-name="Table1.B"/>
        <table:table-row table:style-name="Table1.1">
          <table:table-cell table:style-name="Table1.A1" office:value-type="string">
            <text:p text:style-name="P3">Step</text:p>
          </table:table-cell>
          <table:table-cell table:style-name="Table1.A1" office:value-type="string">
            <text:p text:style-name="P3">Notes</text:p>
          </table:table-cell>
        </table:table-row>
        <table:table-row table:style-name="Table1.1">
          <table:table-cell table:style-name="Table1.A1" office:value-type="string">
            <text:list xml:id="list1255499219" text:style-name="WWNum2">
              <text:list-item>
                <text:p text:style-name="P26">Using scenarios prepared earlier, write a draft list of tasks. </text:p>
              </text:list-item>
            </text:list>
          </table:table-cell>
          <table:table-cell table:style-name="Table1.A1" office:value-type="string">
            <text:p text:style-name="P2">Tasks must be realistic, do-able with the software and explore the system thoroughly.</text:p>
          </table:table-cell>
        </table:table-row>
        <table:table-row table:style-name="Table1.1">
          <table:table-cell table:style-name="Table1.A1" office:value-type="string">
            <text:list xml:id="list807628556" text:continue-numbering="true" text:style-name="WWNum2">
              <text:list-item>
                <text:p text:style-name="P26">Try out the tasks and estimate how long they will take a participant to complete</text:p>
              </text:list-item>
            </text:list>
          </table:table-cell>
          <table:table-cell table:style-name="Table1.A1" office:value-type="string">
            <text:p text:style-name="P2">Allow 50 percent longer than the total task time for each test session</text:p>
          </table:table-cell>
        </table:table-row>
        <table:table-row table:style-name="Table1.1">
          <table:table-cell table:style-name="Table1.A1" office:value-type="string">
            <text:list xml:id="list1938827401" text:continue-numbering="true" text:style-name="WWNum2">
              <text:list-item>
                <text:p text:style-name="P26">Prepare a task sheet for the participants</text:p>
              </text:list-item>
            </text:list>
          </table:table-cell>
          <table:table-cell table:style-name="Table1.A1" office:value-type="string">
            <text:p text:style-name="P2">Be specific and explain the tasks so that anyone can understand</text:p>
          </table:table-cell>
        </table:table-row>
        <text:soft-page-break/>
        <table:table-row table:style-name="Table1.1">
          <table:table-cell table:style-name="Table1.A1" office:value-type="string">
            <text:list xml:id="list1924422616" text:continue-numbering="true" text:style-name="WWNum2">
              <text:list-item>
                <text:p text:style-name="P26">Get ready for the test session.</text:p>
              </text:list-item>
            </text:list>
          </table:table-cell>
          <table:table-cell table:style-name="Table1.A1" office:value-type="string">
            <text:p text:style-name="Standard"><text:span text:style-name="T1">Have the prototype ready in a suitable environment with a list of prompt questions, notebook and pens ready. A video or audio recorder would be very </text:span><text:span text:style-name="T1">useful here.</text:span></text:p>
          </table:table-cell>
        </table:table-row>
        <table:table-row table:style-name="Table1.1">
          <table:table-cell table:style-name="Table1.A1" office:value-type="string">
            <text:list xml:id="list1879289933" text:continue-numbering="true" text:style-name="WWNum2">
              <text:list-item>
                <text:p text:style-name="P26">Tell the participants that it is the system that is under test, not them; explain and introduce the tasks</text:p>
              </text:list-item>
            </text:list>
          </table:table-cell>
          <table:table-cell table:style-name="Table1.A1" office:value-type="string">
            <text:p text:style-name="P2">Participants should work individually – you will not be able to monitor more than one participant at once. Start recording if equipment is available.</text:p>
          </table:table-cell>
        </table:table-row>
        <table:table-row table:style-name="Table1.1">
          <table:table-cell table:style-name="Table1.A1" office:value-type="string">
            <text:list xml:id="list639950508" text:continue-numbering="true" text:style-name="WWNum2">
              <text:list-item>
                <text:p text:style-name="P26">Participants start the tasks. Have them give you running commentary on what they are doing, why they are doing it and difficulties or uncertainties they encounter. <text:s/></text:p>
              </text:list-item>
            </text:list>
          </table:table-cell>
          <table:table-cell table:style-name="Table1.A1" office:value-type="string">
            <text:p text:style-name="P2">Take notes of where participants find problems or do something unexpected, and their comments. Do this even if you are recording the session. You may need to help if participants are stuck or have them move to the next task.</text:p>
          </table:table-cell>
        </table:table-row>
        <table:table-row table:style-name="Table1.1">
          <table:table-cell table:style-name="Table1.A1" office:value-type="string">
            <text:list xml:id="list1909330223" text:continue-numbering="true" text:style-name="WWNum2">
              <text:list-item>
                <text:p text:style-name="P26">Encourage participants to keep talking.</text:p>
              </text:list-item>
            </text:list>
          </table:table-cell>
          <table:table-cell table:style-name="Table1.A1" office:value-type="string">
            <text:p text:style-name="P2">Some useful prompt questions are provided below. </text:p>
          </table:table-cell>
        </table:table-row>
        <table:table-row table:style-name="Table1.1">
          <table:table-cell table:style-name="Table1.A1" office:value-type="string">
            <text:list xml:id="list793423467" text:continue-numbering="true" text:style-name="WWNum2">
              <text:list-item>
                <text:p text:style-name="P26">When the participants have finished, interview them briefly about the usability of the prototype and the session itself.</text:p>
              </text:list-item>
            </text:list>
          </table:table-cell>
          <table:table-cell table:style-name="Table1.A1" office:value-type="string">
            <text:p text:style-name="P2">Some useful questions are provided below. If you have a large number of participants, a simple questionnaire may be helpful.</text:p>
          </table:table-cell>
        </table:table-row>
        <table:table-row table:style-name="Table1.1">
          <table:table-cell table:style-name="Table1.A1" office:value-type="string">
            <text:list xml:id="list942099150" text:continue-numbering="true" text:style-name="WWNum2">
              <text:list-item>
                <text:p text:style-name="P26">Write up your notes as soon as possible and incorporate into a usability report.</text:p>
              </text:list-item>
            </text:list>
          </table:table-cell>
          <table:table-cell table:style-name="Table1.A1" office:value-type="string">
            <text:p text:style-name="P2"/>
          </table:table-cell>
        </table:table-row>
      </table:table>
      <text:p text:style-name="Standard"/>
      <text:p text:style-name="Standard">Heuristic evaluation is a form of expert evaluation. This type of evaluation means that the expert performing the evaluation is looking at a number of heuristics and measure the program in their perspective. There are many different heuristics but a few examples are visibility, consistency, control, navigation, familiarity, recovry and feedba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47</meta:editing-cycles>
    <meta:print-date>2014-01-17T13:08:00</meta:print-date>
    <meta:creation-date>2014-01-21T15:14:00</meta:creation-date>
    <dc:date>2014-01-30T15:07:44</dc:date>
    <meta:editing-duration>PT5H56M3S</meta:editing-duration>
    <meta:generator>LibreOffice/3.5$Linux_x86 LibreOffice_project/350m1$Build-2</meta:generator>
    <meta:document-statistic meta:table-count="1" meta:image-count="0" meta:object-count="0" meta:page-count="6" meta:paragraph-count="69" meta:word-count="2331" meta:character-count="14102" meta:non-whitespace-character-count="11826"/>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